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0.4071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0.2925in"/>
    </style:style>
    <style:style style:name="co13" style:family="table-column">
      <style:table-column-properties fo:break-before="auto" style:column-width="0.313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Average 1</text:p>
          </table:table-cell>
          <table:table-cell office:value-type="string" calcext:value-type="string">
            <text:p>Average 2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N9</text:p>
          </table:table-cell>
        </table:table-row>
        <table:table-row table:style-name="ro1">
          <table:table-cell office:value-type="string" calcext:value-type="string">
            <text:p>Fall 2017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ECON 0100 – 1670</text:p>
          </table:table-cell>
          <table:table-cell/>
          <table:table-cell table:formula="of:=[.G2]+[.I2]+[.K2]+[.M2]+[.S2]+[.U2]+[.W2]+[.Y2]+[.AA2]" office:value-type="float" office:value="49" calcext:value-type="float">
            <text:p>49</text:p>
          </table:table-cell>
          <table:table-cell office:value-type="float" office:value="4.08" calcext:value-type="float">
            <text:p>4.08</text:p>
          </table:table-cell>
          <table:table-cell office:value-type="float" office:value="13" calcext:value-type="float">
            <text:p>13</text:p>
          </table:table-cell>
          <table:table-cell office:value-type="float" office:value="4.08" calcext:value-type="float">
            <text:p>4.0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31" calcext:value-type="float">
            <text:p>3.31</text:p>
          </table:table-cell>
          <table:table-cell office:value-type="float" office:value="13" calcext:value-type="float">
            <text:p>13</text:p>
          </table:table-cell>
          <table:table-cell table:formula="of:=([.F2]*[.G2]+[.H2]*[.I2]+[.J2]*[.K2]+[.L2]*[.M2]+[.R2]*[.S2]+[.T2]*[.U2]+[.V2]*[.W2]+[.X2]*[.Y2]+[.Z2]*[.AA2])/[.E2]" office:value-type="float" office:value="3.85938775510204" calcext:value-type="float">
            <text:p>3.85938775510204</text:p>
          </table:table-cell>
          <table:table-cell table:formula="of:=AVERAGE([.F2];[.H2];[.J2];[.L2];[.R2];[.T2];[.V2];[.X2];[.Z2])" office:value-type="float" office:value="3.8675" calcext:value-type="float">
            <text:p>3.8675</text:p>
          </table:table-cell>
          <table:table-cell/>
          <table:table-cell table:formula="of:=[.O2]*[.P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675</text:p>
          </table:table-cell>
          <table:table-cell/>
          <table:table-cell table:formula="of:=[.G3]+[.I3]+[.K3]+[.M3]+[.S3]+[.U3]+[.W3]+[.Y3]+[.AA3]" office:value-type="float" office:value="63" calcext:value-type="float">
            <text:p>63</text:p>
          </table:table-cell>
          <table:table-cell office:value-type="float" office:value="3.47" calcext:value-type="float">
            <text:p>3.47</text:p>
          </table:table-cell>
          <table:table-cell office:value-type="float" office:value="17" calcext:value-type="float">
            <text:p>17</text:p>
          </table:table-cell>
          <table:table-cell office:value-type="float" office:value="3.65" calcext:value-type="float">
            <text:p>3.65</text:p>
          </table:table-cell>
          <table:table-cell office:value-type="float" office:value="17" calcext:value-type="float">
            <text:p>17</text:p>
          </table:table-cell>
          <table:table-cell office:value-type="float" office:value="3.92" calcext:value-type="float">
            <text:p>3.92</text:p>
          </table:table-cell>
          <table:table-cell office:value-type="float" office:value="12" calcext:value-type="float">
            <text:p>12</text:p>
          </table:table-cell>
          <table:table-cell office:value-type="float" office:value="3.29" calcext:value-type="float">
            <text:p>3.29</text:p>
          </table:table-cell>
          <table:table-cell office:value-type="float" office:value="17" calcext:value-type="float">
            <text:p>17</text:p>
          </table:table-cell>
          <table:table-cell table:formula="of:=([.F3]*[.G3]+[.H3]*[.I3]+[.J3]*[.K3]+[.L3]*[.M3]+[.R3]*[.S3]+[.T3]*[.U3]+[.V3]*[.W3]+[.X3]*[.Y3]+[.Z3]*[.AA3])/[.E3]" office:value-type="float" office:value="3.55571428571429" calcext:value-type="float">
            <text:p>3.55571428571429</text:p>
          </table:table-cell>
          <table:table-cell table:formula="of:=AVERAGE([.F3];[.H3];[.J3];[.L3];[.R3];[.T3];[.V3];[.X3];[.Z3])" office:value-type="float" office:value="3.5825" calcext:value-type="float">
            <text:p>3.5825</text:p>
          </table:table-cell>
          <table:table-cell/>
          <table:table-cell table:formula="of:=[.O3]*[.P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678</text:p>
          </table:table-cell>
          <table:table-cell/>
          <table:table-cell table:formula="of:=[.G4]+[.I4]+[.K4]+[.M4]+[.S4]+[.U4]+[.W4]+[.Y4]+[.AA4]" office:value-type="float" office:value="25" calcext:value-type="float">
            <text:p>25</text:p>
          </table:table-cell>
          <table:table-cell office:value-type="float" office:value="3.71" calcext:value-type="float">
            <text:p>3.71</text:p>
          </table:table-cell>
          <table:table-cell office:value-type="float" office:value="7" calcext:value-type="float">
            <text:p>7</text:p>
          </table:table-cell>
          <table:table-cell office:value-type="float" office:value="3.29" calcext:value-type="float">
            <text:p>3.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3" calcext:value-type="float">
            <text:p>3.43</text:p>
          </table:table-cell>
          <table:table-cell office:value-type="float" office:value="7" calcext:value-type="float">
            <text:p>7</text:p>
          </table:table-cell>
          <table:table-cell table:formula="of:=([.F4]*[.G4]+[.H4]*[.I4]+[.J4]*[.K4]+[.L4]*[.M4]+[.R4]*[.S4]+[.T4]*[.U4]+[.V4]*[.W4]+[.X4]*[.Y4]+[.Z4]*[.AA4])/[.E4]" office:value-type="float" office:value="3.5604" calcext:value-type="float">
            <text:p>3.5604</text:p>
          </table:table-cell>
          <table:table-cell table:formula="of:=AVERAGE([.F4];[.H4];[.J4];[.L4];[.R4];[.T4];[.V4];[.X4];[.Z4])" office:value-type="float" office:value="3.6075" calcext:value-type="float">
            <text:p>3.6075</text:p>
          </table:table-cell>
          <table:table-cell/>
          <table:table-cell table:formula="of:=[.O4]*[.P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680</text:p>
          </table:table-cell>
          <table:table-cell/>
          <table:table-cell table:formula="of:=[.G5]+[.I5]+[.K5]+[.M5]+[.S5]+[.U5]+[.W5]+[.Y5]+[.AA5]" office:value-type="float" office:value="36" calcext:value-type="float">
            <text:p>36</text:p>
          </table:table-cell>
          <table:table-cell office:value-type="float" office:value="4.33" calcext:value-type="float">
            <text:p>4.33</text:p>
          </table:table-cell>
          <table:table-cell office:value-type="float" office:value="9" calcext:value-type="float">
            <text:p>9</text:p>
          </table:table-cell>
          <table:table-cell office:value-type="float" office:value="4.11" calcext:value-type="float">
            <text:p>4.11</text:p>
          </table:table-cell>
          <table:table-cell office:value-type="float" office:value="9" calcext:value-type="float">
            <text:p>9</text:p>
          </table:table-cell>
          <table:table-cell office:value-type="float" office:value="4.22" calcext:value-type="float">
            <text:p>4.22</text:p>
          </table:table-cell>
          <table:table-cell office:value-type="float" office:value="9" calcext:value-type="float">
            <text:p>9</text:p>
          </table:table-cell>
          <table:table-cell office:value-type="float" office:value="3.89" calcext:value-type="float">
            <text:p>3.89</text:p>
          </table:table-cell>
          <table:table-cell office:value-type="float" office:value="9" calcext:value-type="float">
            <text:p>9</text:p>
          </table:table-cell>
          <table:table-cell table:formula="of:=([.F5]*[.G5]+[.H5]*[.I5]+[.J5]*[.K5]+[.L5]*[.M5]+[.R5]*[.S5]+[.T5]*[.U5]+[.V5]*[.W5]+[.X5]*[.Y5]+[.Z5]*[.AA5])/[.E5]" office:value-type="float" office:value="4.1375" calcext:value-type="float">
            <text:p>4.1375</text:p>
          </table:table-cell>
          <table:table-cell table:formula="of:=AVERAGE([.F5];[.H5];[.J5];[.L5];[.R5];[.T5];[.V5];[.X5];[.Z5])" office:value-type="float" office:value="4.1375" calcext:value-type="float">
            <text:p>4.1375</text:p>
          </table:table-cell>
          <table:table-cell/>
          <table:table-cell table:formula="of:=[.O5]*[.P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 2018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ECON 0100 – 1220</text:p>
          </table:table-cell>
          <table:table-cell/>
          <table:table-cell table:formula="of:=[.G6]+[.I6]+[.K6]+[.M6]+[.S6]+[.U6]+[.W6]+[.Y6]+[.AA6]" office:value-type="float" office:value="66" calcext:value-type="float">
            <text:p>66</text:p>
          </table:table-cell>
          <table:table-cell office:value-type="float" office:value="4.44" calcext:value-type="float">
            <text:p>4.44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  <table:table-cell office:value-type="float" office:value="17" calcext:value-type="float">
            <text:p>17</text:p>
          </table:table-cell>
          <table:table-cell office:value-type="float" office:value="4.54" calcext:value-type="float">
            <text:p>4.54</text:p>
          </table:table-cell>
          <table:table-cell office:value-type="float" office:value="13" calcext:value-type="float">
            <text:p>13</text:p>
          </table:table-cell>
          <table:table-cell office:value-type="float" office:value="4.06" calcext:value-type="float">
            <text:p>4.06</text:p>
          </table:table-cell>
          <table:table-cell office:value-type="float" office:value="18" calcext:value-type="float">
            <text:p>18</text:p>
          </table:table-cell>
          <table:table-cell table:formula="of:=([.F6]*[.G6]+[.H6]*[.I6]+[.J6]*[.K6]+[.L6]*[.M6]+[.R6]*[.S6]+[.T6]*[.U6]+[.V6]*[.W6]+[.X6]*[.Y6]+[.Z6]*[.AA6])/[.E6]" office:value-type="float" office:value="4.33287878787879" calcext:value-type="float">
            <text:p>4.33287878787879</text:p>
          </table:table-cell>
          <table:table-cell table:formula="of:=AVERAGE([.F6];[.H6];[.J6];[.L6];[.R6];[.T6];[.V6];[.X6];[.Z6])" office:value-type="float" office:value="4.3475" calcext:value-type="float">
            <text:p>4.3475</text:p>
          </table:table-cell>
          <table:table-cell/>
          <table:table-cell table:formula="of:=[.O6]*[.P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230</text:p>
          </table:table-cell>
          <table:table-cell/>
          <table:table-cell table:formula="of:=[.G7]+[.I7]+[.K7]+[.M7]+[.S7]+[.U7]+[.W7]+[.Y7]+[.AA7]" office:value-type="float" office:value="68" calcext:value-type="float">
            <text:p>68</text:p>
          </table:table-cell>
          <table:table-cell office:value-type="float" office:value="4.61" calcext:value-type="float">
            <text:p>4.61</text:p>
          </table:table-cell>
          <table:table-cell office:value-type="float" office:value="18" calcext:value-type="float">
            <text:p>18</text:p>
          </table:table-cell>
          <table:table-cell office:value-type="float" office:value="4.56" calcext:value-type="float">
            <text:p>4.56</text:p>
          </table:table-cell>
          <table:table-cell office:value-type="float" office:value="18" calcext:value-type="float">
            <text:p>18</text:p>
          </table:table-cell>
          <table:table-cell office:value-type="float" office:value="4.64" calcext:value-type="float">
            <text:p>4.64</text:p>
          </table:table-cell>
          <table:table-cell office:value-type="float" office:value="14" calcext:value-type="float">
            <text:p>14</text:p>
          </table:table-cell>
          <table:table-cell office:value-type="float" office:value="4.28" calcext:value-type="float">
            <text:p>4.28</text:p>
          </table:table-cell>
          <table:table-cell office:value-type="float" office:value="18" calcext:value-type="float">
            <text:p>18</text:p>
          </table:table-cell>
          <table:table-cell table:formula="of:=([.F7]*[.G7]+[.H7]*[.I7]+[.J7]*[.K7]+[.L7]*[.M7]+[.R7]*[.S7]+[.T7]*[.U7]+[.V7]*[.W7]+[.X7]*[.Y7]+[.Z7]*[.AA7])/[.E7]" office:value-type="float" office:value="4.51558823529412" calcext:value-type="float">
            <text:p>4.51558823529412</text:p>
          </table:table-cell>
          <table:table-cell table:formula="of:=AVERAGE([.F7];[.H7];[.J7];[.L7];[.R7];[.T7];[.V7];[.X7];[.Z7])" office:value-type="float" office:value="4.5225" calcext:value-type="float">
            <text:p>4.5225</text:p>
          </table:table-cell>
          <table:table-cell/>
          <table:table-cell table:formula="of:=[.O7]*[.P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240</text:p>
          </table:table-cell>
          <table:table-cell/>
          <table:table-cell table:formula="of:=[.G8]+[.I8]+[.K8]+[.M8]+[.S8]+[.U8]+[.W8]+[.Y8]+[.AA8]" office:value-type="float" office:value="57" calcext:value-type="float">
            <text:p>57</text:p>
          </table:table-cell>
          <table:table-cell office:value-type="float" office:value="4.64" calcext:value-type="float">
            <text:p>4.64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4.64" calcext:value-type="float">
            <text:p>4.64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formula="of:=([.F8]*[.G8]+[.H8]*[.I8]+[.J8]*[.K8]+[.L8]*[.M8]+[.R8]*[.S8]+[.T8]*[.U8]+[.V8]*[.W8]+[.X8]*[.Y8]+[.Z8]*[.AA8])/[.E8]" office:value-type="float" office:value="4.54245614035088" calcext:value-type="float">
            <text:p>4.54245614035088</text:p>
          </table:table-cell>
          <table:table-cell table:formula="of:=AVERAGE([.F8];[.H8];[.J8];[.L8];[.R8];[.T8];[.V8];[.X8];[.Z8])" office:value-type="float" office:value="4.545" calcext:value-type="float">
            <text:p>4.545</text:p>
          </table:table-cell>
          <table:table-cell/>
          <table:table-cell table:formula="of:=[.O8]*[.P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250</text:p>
          </table:table-cell>
          <table:table-cell/>
          <table:table-cell table:formula="of:=[.G9]+[.I9]+[.K9]+[.M9]+[.S9]+[.U9]+[.W9]+[.Y9]+[.AA9]" office:value-type="float" office:value="49" calcext:value-type="float">
            <text:p>49</text:p>
          </table:table-cell>
          <table:table-cell office:value-type="float" office:value="4.21" calcext:value-type="float">
            <text:p>4.21</text:p>
          </table:table-cell>
          <table:table-cell office:value-type="float" office:value="14" calcext:value-type="float">
            <text:p>14</text:p>
          </table:table-cell>
          <table:table-cell office:value-type="float" office:value="4.23" calcext:value-type="float">
            <text:p>4.23</text:p>
          </table:table-cell>
          <table:table-cell office:value-type="float" office:value="13" calcext:value-type="float">
            <text:p>13</text:p>
          </table:table-cell>
          <table:table-cell office:value-type="float" office:value="3.88" calcext:value-type="float">
            <text:p>3.88</text:p>
          </table:table-cell>
          <table:table-cell office:value-type="float" office:value="8" calcext:value-type="float">
            <text:p>8</text:p>
          </table:table-cell>
          <table:table-cell office:value-type="float" office:value="3.93" calcext:value-type="float">
            <text:p>3.93</text:p>
          </table:table-cell>
          <table:table-cell office:value-type="float" office:value="14" calcext:value-type="float">
            <text:p>14</text:p>
          </table:table-cell>
          <table:table-cell table:formula="of:=([.F9]*[.G9]+[.H9]*[.I9]+[.J9]*[.K9]+[.L9]*[.M9]+[.R9]*[.S9]+[.T9]*[.U9]+[.V9]*[.W9]+[.X9]*[.Y9]+[.Z9]*[.AA9])/[.E9]" office:value-type="float" office:value="4.08142857142857" calcext:value-type="float">
            <text:p>4.08142857142857</text:p>
          </table:table-cell>
          <table:table-cell table:formula="of:=AVERAGE([.F9];[.H9];[.J9];[.L9];[.R9];[.T9];[.V9];[.X9];[.Z9])" office:value-type="float" office:value="4.0625" calcext:value-type="float">
            <text:p>4.0625</text:p>
          </table:table-cell>
          <table:table-cell/>
          <table:table-cell table:formula="of:=[.O9]*[.P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 2018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ECON 0100 – 1150</text:p>
          </table:table-cell>
          <table:table-cell/>
          <table:table-cell table:formula="of:=[.G10]+[.I10]+[.K10]+[.M10]+[.S10]+[.U10]+[.W10]+[.Y10]+[.AA10]" office:value-type="float" office:value="34" calcext:value-type="float">
            <text:p>34</text:p>
          </table:table-cell>
          <table:table-cell office:value-type="float" office:value="4.44" calcext:value-type="float">
            <text:p>4.44</text:p>
          </table:table-cell>
          <table:table-cell office:value-type="float" office:value="9" calcext:value-type="float">
            <text:p>9</text:p>
          </table:table-cell>
          <table:table-cell office:value-type="float" office:value="4.22" calcext:value-type="float">
            <text:p>4.22</text:p>
          </table:table-cell>
          <table:table-cell office:value-type="float" office:value="9" calcext:value-type="float">
            <text:p>9</text:p>
          </table:table-cell>
          <table:table-cell office:value-type="float" office:value="4.57" calcext:value-type="float">
            <text:p>4.57</text:p>
          </table:table-cell>
          <table:table-cell office:value-type="float" office:value="7" calcext:value-type="float">
            <text:p>7</text:p>
          </table:table-cell>
          <table:table-cell office:value-type="float" office:value="3.89" calcext:value-type="float">
            <text:p>3.89</text:p>
          </table:table-cell>
          <table:table-cell office:value-type="float" office:value="9" calcext:value-type="float">
            <text:p>9</text:p>
          </table:table-cell>
          <table:table-cell table:formula="of:=([.F10]*[.G10]+[.H10]*[.I10]+[.J10]*[.K10]+[.L10]*[.M10]+[.R10]*[.S10]+[.T10]*[.U10]+[.V10]*[.W10]+[.X10]*[.Y10]+[.Z10]*[.AA10])/[.E10]" office:value-type="float" office:value="4.26294117647059" calcext:value-type="float">
            <text:p>4.26294117647059</text:p>
          </table:table-cell>
          <table:table-cell table:formula="of:=AVERAGE([.F10];[.H10];[.J10];[.L10];[.R10];[.T10];[.V10];[.X10];[.Z10])" office:value-type="float" office:value="4.28" calcext:value-type="float">
            <text:p>4.28</text:p>
          </table:table-cell>
          <table:table-cell/>
          <table:table-cell table:formula="of:=[.O10]*[.P1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l 2018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ECON 0100 – 1508</text:p>
          </table:table-cell>
          <table:table-cell/>
          <table:table-cell table:formula="of:=[.G11]+[.I11]+[.K11]+[.M11]+[.S11]+[.U11]+[.W11]+[.Y11]+[.AA11]" office:value-type="float" office:value="93" calcext:value-type="float">
            <text:p>93</text:p>
          </table:table-cell>
          <table:table-cell office:value-type="float" office:value="4.43" calcext:value-type="float">
            <text:p>4.43</text:p>
          </table:table-cell>
          <table:table-cell office:value-type="float" office:value="23" calcext:value-type="float">
            <text:p>23</text:p>
          </table:table-cell>
          <table:table-cell office:value-type="float" office:value="4.39" calcext:value-type="float">
            <text:p>4.39</text:p>
          </table:table-cell>
          <table:table-cell office:value-type="float" office:value="23" calcext:value-type="float">
            <text:p>23</text:p>
          </table:table-cell>
          <table:table-cell office:value-type="float" office:value="4.57" calcext:value-type="float">
            <text:p>4.5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([.F11]*[.G11]+[.H11]*[.I11]+[.J11]*[.K11]+[.L11]*[.M11]+[.R11]*[.S11]+[.T11]*[.U11]+[.V11]*[.W11]+[.X11]*[.Y11]+[.Z11]*[.AA11])/[.E11]" office:value-type="float" office:value="4.34376344086022" calcext:value-type="float">
            <text:p>4.34376344086022</text:p>
          </table:table-cell>
          <table:table-cell table:formula="of:=AVERAGE([.F11];[.H11];[.J11];[.L11];[.R11];[.T11];[.V11];[.X11];[.Z11])" office:value-type="float" office:value="4.3475" calcext:value-type="float">
            <text:p>4.3475</text:p>
          </table:table-cell>
          <table:table-cell/>
          <table:table-cell table:formula="of:=[.O11]*[.P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513</text:p>
          </table:table-cell>
          <table:table-cell/>
          <table:table-cell table:formula="of:=[.G12]+[.I12]+[.K12]+[.M12]+[.S12]+[.U12]+[.W12]+[.Y12]+[.AA12]" office:value-type="float" office:value="65" calcext:value-type="float">
            <text:p>65</text:p>
          </table:table-cell>
          <table:table-cell office:value-type="float" office:value="4.31" calcext:value-type="float">
            <text:p>4.31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16" calcext:value-type="float">
            <text:p>16</text:p>
          </table:table-cell>
          <table:table-cell office:value-type="float" office:value="4.19" calcext:value-type="float">
            <text:p>4.19</text:p>
          </table:table-cell>
          <table:table-cell office:value-type="float" office:value="16" calcext:value-type="float">
            <text:p>16</text:p>
          </table:table-cell>
          <table:table-cell office:value-type="float" office:value="4.12" calcext:value-type="float">
            <text:p>4.12</text:p>
          </table:table-cell>
          <table:table-cell office:value-type="float" office:value="17" calcext:value-type="float">
            <text:p>17</text:p>
          </table:table-cell>
          <table:table-cell table:formula="of:=([.F12]*[.G12]+[.H12]*[.I12]+[.J12]*[.K12]+[.L12]*[.M12]+[.R12]*[.S12]+[.T12]*[.U12]+[.V12]*[.W12]+[.X12]*[.Y12]+[.Z12]*[.AA12])/[.E12]" office:value-type="float" office:value="4.248" calcext:value-type="float">
            <text:p>4.248</text:p>
          </table:table-cell>
          <table:table-cell table:formula="of:=AVERAGE([.F12];[.H12];[.J12];[.L12];[.R12];[.T12];[.V12];[.X12];[.Z12])" office:value-type="float" office:value="4.25" calcext:value-type="float">
            <text:p>4.25</text:p>
          </table:table-cell>
          <table:table-cell/>
          <table:table-cell table:formula="of:=[.O12]*[.P1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520</text:p>
          </table:table-cell>
          <table:table-cell/>
          <table:table-cell table:formula="of:=[.G13]+[.I13]+[.K13]+[.M13]+[.S13]+[.U13]+[.W13]+[.Y13]+[.AA13]" office:value-type="float" office:value="59" calcext:value-type="float">
            <text:p>59</text:p>
          </table:table-cell>
          <table:table-cell office:value-type="float" office:value="4.87" calcext:value-type="float">
            <text:p>4.87</text:p>
          </table:table-cell>
          <table:table-cell office:value-type="float" office:value="15" calcext:value-type="float">
            <text:p>15</text:p>
          </table:table-cell>
          <table:table-cell office:value-type="float" office:value="4.67" calcext:value-type="float">
            <text:p>4.67</text:p>
          </table:table-cell>
          <table:table-cell office:value-type="float" office:value="15" calcext:value-type="float">
            <text:p>15</text:p>
          </table:table-cell>
          <table:table-cell office:value-type="float" office:value="4.57" calcext:value-type="float">
            <text:p>4.57</text:p>
          </table:table-cell>
          <table:table-cell office:value-type="float" office:value="14" calcext:value-type="float">
            <text:p>14</text:p>
          </table:table-cell>
          <table:table-cell office:value-type="float" office:value="4.4" calcext:value-type="float">
            <text:p>4.4</text:p>
          </table:table-cell>
          <table:table-cell office:value-type="float" office:value="15" calcext:value-type="float">
            <text:p>15</text:p>
          </table:table-cell>
          <table:table-cell table:formula="of:=([.F13]*[.G13]+[.H13]*[.I13]+[.J13]*[.K13]+[.L13]*[.M13]+[.R13]*[.S13]+[.T13]*[.U13]+[.V13]*[.W13]+[.X13]*[.Y13]+[.Z13]*[.AA13])/[.E13]" office:value-type="float" office:value="4.62847457627119" calcext:value-type="float">
            <text:p>4.62847457627119</text:p>
          </table:table-cell>
          <table:table-cell table:formula="of:=AVERAGE([.F13];[.H13];[.J13];[.L13];[.R13];[.T13];[.V13];[.X13];[.Z13])" office:value-type="float" office:value="4.6275" calcext:value-type="float">
            <text:p>4.6275</text:p>
          </table:table-cell>
          <table:table-cell/>
          <table:table-cell table:formula="of:=[.O13]*[.P1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ita</text:p>
          </table:table-cell>
          <table:table-cell office:value-type="string" calcext:value-type="string">
            <text:p>ECON 0100 – 1540</text:p>
          </table:table-cell>
          <table:table-cell/>
          <table:table-cell table:formula="of:=[.G14]+[.I14]+[.K14]+[.M14]+[.S14]+[.U14]+[.W14]+[.Y14]+[.AA14]" office:value-type="float" office:value="75" calcext:value-type="float">
            <text:p>75</text:p>
          </table:table-cell>
          <table:table-cell office:value-type="float" office:value="4.47" calcext:value-type="float">
            <text:p>4.47</text:p>
          </table:table-cell>
          <table:table-cell office:value-type="float" office:value="19" calcext:value-type="float">
            <text:p>19</text:p>
          </table:table-cell>
          <table:table-cell office:value-type="float" office:value="4.11" calcext:value-type="float">
            <text:p>4.11</text:p>
          </table:table-cell>
          <table:table-cell office:value-type="float" office:value="19" calcext:value-type="float">
            <text:p>19</text:p>
          </table:table-cell>
          <table:table-cell office:value-type="float" office:value="4.83" calcext:value-type="float">
            <text:p>4.83</text:p>
          </table:table-cell>
          <table:table-cell office:value-type="float" office:value="18" calcext:value-type="float">
            <text:p>18</text:p>
          </table:table-cell>
          <table:table-cell office:value-type="float" office:value="3.89" calcext:value-type="float">
            <text:p>3.89</text:p>
          </table:table-cell>
          <table:table-cell office:value-type="float" office:value="19" calcext:value-type="float">
            <text:p>19</text:p>
          </table:table-cell>
          <table:table-cell table:formula="of:=([.F14]*[.G14]+[.H14]*[.I14]+[.J14]*[.K14]+[.L14]*[.M14]+[.R14]*[.S14]+[.T14]*[.U14]+[.V14]*[.W14]+[.X14]*[.Y14]+[.Z14]*[.AA14])/[.E14]" office:value-type="float" office:value="4.31826666666667" calcext:value-type="float">
            <text:p>4.31826666666667</text:p>
          </table:table-cell>
          <table:table-cell table:formula="of:=AVERAGE([.F14];[.H14];[.J14];[.L14];[.R14];[.T14];[.V14];[.X14];[.Z14])" office:value-type="float" office:value="4.325" calcext:value-type="float">
            <text:p>4.325</text:p>
          </table:table-cell>
          <table:table-cell/>
          <table:table-cell table:formula="of:=[.O14]*[.P1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 2019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ECON 0100 – 1044</text:p>
          </table:table-cell>
          <table:table-cell/>
          <table:table-cell table:formula="of:=[.G15]+[.I15]+[.K15]+[.M15]+[.S15]+[.U15]+[.W15]+[.Y15]+[.AA15]" office:value-type="float" office:value="43" calcext:value-type="float">
            <text:p>43</text:p>
          </table:table-cell>
          <table:table-cell office:value-type="float" office:value="4.36" calcext:value-type="float">
            <text:p>4.36</text:p>
          </table:table-cell>
          <table:table-cell office:value-type="float" office:value="11" calcext:value-type="float">
            <text:p>11</text:p>
          </table:table-cell>
          <table:table-cell office:value-type="float" office:value="4.55" calcext:value-type="float">
            <text:p>4.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.82" calcext:value-type="float">
            <text:p>3.82</text:p>
          </table:table-cell>
          <table:table-cell office:value-type="float" office:value="11" calcext:value-type="float">
            <text:p>11</text:p>
          </table:table-cell>
          <table:table-cell table:formula="of:=([.F15]*[.G15]+[.H15]*[.I15]+[.J15]*[.K15]+[.L15]*[.M15]+[.R15]*[.S15]+[.T15]*[.U15]+[.V15]*[.W15]+[.X15]*[.Y15]+[.Z15]*[.AA15])/[.E15]" office:value-type="float" office:value="4.18674418604651" calcext:value-type="float">
            <text:p>4.18674418604651</text:p>
          </table:table-cell>
          <table:table-cell table:formula="of:=AVERAGE([.F15];[.H15];[.J15];[.L15];[.R15];[.T15];[.V15];[.X15];[.Z15])" office:value-type="float" office:value="4.1825" calcext:value-type="float">
            <text:p>4.1825</text:p>
          </table:table-cell>
          <table:table-cell/>
          <table:table-cell table:formula="of:=[.O15]*[.P15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ECON 0100 – 1046</text:p>
          </table:table-cell>
          <table:table-cell/>
          <table:table-cell table:formula="of:=[.G16]+[.I16]+[.K16]+[.M16]+[.S16]+[.U16]+[.W16]+[.Y16]+[.AA16]"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table:formula="of:=([.F16]*[.G16]+[.H16]*[.I16]+[.J16]*[.K16]+[.L16]*[.M16]+[.R16]*[.S16]+[.T16]*[.U16]+[.V16]*[.W16]+[.X16]*[.Y16]+[.Z16]*[.AA16])/[.E16]" office:value-type="float" office:value="4.09428571428571" calcext:value-type="float">
            <text:p>4.09428571428571</text:p>
          </table:table-cell>
          <table:table-cell table:formula="of:=AVERAGE([.F16];[.H16];[.J16];[.L16];[.R16];[.T16];[.V16];[.X16];[.Z16])" office:value-type="float" office:value="4.1075" calcext:value-type="float">
            <text:p>4.1075</text:p>
          </table:table-cell>
          <table:table-cell/>
          <table:table-cell table:formula="of:=[.O16]*[.P1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260</text:p>
          </table:table-cell>
          <table:table-cell/>
          <table:table-cell table:formula="of:=[.G17]+[.I17]+[.K17]+[.M17]+[.S17]+[.U17]+[.W17]+[.Y17]+[.AA17]" office:value-type="float" office:value="48" calcext:value-type="float">
            <text:p>48</text:p>
          </table:table-cell>
          <table:table-cell office:value-type="float" office:value="4.42" calcext:value-type="float">
            <text:p>4.42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table:formula="of:=([.F17]*[.G17]+[.H17]*[.I17]+[.J17]*[.K17]+[.L17]*[.M17]+[.R17]*[.S17]+[.T17]*[.U17]+[.V17]*[.W17]+[.X17]*[.Y17]+[.Z17]*[.AA17])/[.E17]" office:value-type="float" office:value="4.4175" calcext:value-type="float">
            <text:p>4.4175</text:p>
          </table:table-cell>
          <table:table-cell table:formula="of:=AVERAGE([.F17];[.H17];[.J17];[.L17];[.R17];[.T17];[.V17];[.X17];[.Z17])" office:value-type="float" office:value="4.4175" calcext:value-type="float">
            <text:p>4.4175</text:p>
          </table:table-cell>
          <table:table-cell/>
          <table:table-cell table:formula="of:=[.O17]*[.P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320</text:p>
          </table:table-cell>
          <table:table-cell/>
          <table:table-cell table:formula="of:=[.G18]+[.I18]+[.K18]+[.M18]+[.S18]+[.U18]+[.W18]+[.Y18]+[.AA18]" office:value-type="float" office:value="43" calcext:value-type="float">
            <text:p>43</text:p>
          </table:table-cell>
          <table:table-cell office:value-type="float" office:value="4.64" calcext:value-type="float">
            <text:p>4.64</text:p>
          </table:table-cell>
          <table:table-cell office:value-type="float" office:value="11" calcext:value-type="float">
            <text:p>11</text:p>
          </table:table-cell>
          <table:table-cell office:value-type="float" office:value="4.64" calcext:value-type="float">
            <text:p>4.64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  <table:table-cell office:value-type="float" office:value="11" calcext:value-type="float">
            <text:p>11</text:p>
          </table:table-cell>
          <table:table-cell table:formula="of:=([.F18]*[.G18]+[.H18]*[.I18]+[.J18]*[.K18]+[.L18]*[.M18]+[.R18]*[.S18]+[.T18]*[.U18]+[.V18]*[.W18]+[.X18]*[.Y18]+[.Z18]*[.AA18])/[.E18]" office:value-type="float" office:value="4.55883720930233" calcext:value-type="float">
            <text:p>4.55883720930233</text:p>
          </table:table-cell>
          <table:table-cell table:formula="of:=AVERAGE([.F18];[.H18];[.J18];[.L18];[.R18];[.T18];[.V18];[.X18];[.Z18])" office:value-type="float" office:value="4.5575" calcext:value-type="float">
            <text:p>4.5575</text:p>
          </table:table-cell>
          <table:table-cell/>
          <table:table-cell table:formula="of:=[.O18]*[.P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 2019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ECON 0100 – 1110</text:p>
          </table:table-cell>
          <table:table-cell/>
          <table:table-cell table:formula="of:=[.G19]+[.I19]+[.K19]+[.M19]+[.S19]+[.U19]+[.W19]+[.Y19]+[.AA19]" office:value-type="float" office:value="64" calcext:value-type="float">
            <text:p>64</text:p>
          </table:table-cell>
          <table:table-cell office:value-type="float" office:value="4.29" calcext:value-type="float">
            <text:p>4.29</text:p>
          </table:table-cell>
          <table:table-cell office:value-type="float" office:value="17" calcext:value-type="float">
            <text:p>17</text:p>
          </table:table-cell>
          <table:table-cell office:value-type="float" office:value="3.82" calcext:value-type="float">
            <text:p>3.82</text:p>
          </table:table-cell>
          <table:table-cell office:value-type="float" office:value="17" calcext:value-type="float">
            <text:p>17</text:p>
          </table:table-cell>
          <table:table-cell office:value-type="float" office:value="3.85" calcext:value-type="float">
            <text:p>3.85</text:p>
          </table:table-cell>
          <table:table-cell office:value-type="float" office:value="13" calcext:value-type="float">
            <text:p>13</text:p>
          </table:table-cell>
          <table:table-cell office:value-type="float" office:value="4.06" calcext:value-type="float">
            <text:p>4.06</text:p>
          </table:table-cell>
          <table:table-cell office:value-type="float" office:value="17" calcext:value-type="float">
            <text:p>17</text:p>
          </table:table-cell>
          <table:table-cell table:formula="of:=([.F19]*[.G19]+[.H19]*[.I19]+[.J19]*[.K19]+[.L19]*[.M19]+[.R19]*[.S19]+[.T19]*[.U19]+[.V19]*[.W19]+[.X19]*[.Y19]+[.Z19]*[.AA19])/[.E19]" office:value-type="float" office:value="4.0146875" calcext:value-type="float">
            <text:p>4.0146875</text:p>
          </table:table-cell>
          <table:table-cell table:formula="of:=AVERAGE([.F19];[.H19];[.J19];[.L19];[.R19];[.T19];[.V19];[.X19];[.Z19])" office:value-type="float" office:value="4.005" calcext:value-type="float">
            <text:p>4.005</text:p>
          </table:table-cell>
          <table:table-cell/>
          <table:table-cell table:formula="of:=[.O19]*[.P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l 2019</text:p>
          </table:table-cell>
          <table:table-cell office:value-type="string" calcext:value-type="string">
            <text:p>Neal</text:p>
          </table:table-cell>
          <table:table-cell office:value-type="string" calcext:value-type="string">
            <text:p>ECON 0100 – 1610</text:p>
          </table:table-cell>
          <table:table-cell/>
          <table:table-cell table:formula="of:=[.G20]+[.I20]+[.K20]+[.M20]+[.S20]+[.U20]+[.W20]+[.Y20]+[.AA20]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89" calcext:value-type="float">
            <text:p>4.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.73" calcext:value-type="float">
            <text:p>4.73</text:p>
          </table:table-cell>
          <table:table-cell office:value-type="float" office:value="11" calcext:value-type="float">
            <text:p>11</text:p>
          </table:table-cell>
          <table:table-cell table:formula="of:=([.F20]*[.G20]+[.H20]*[.I20]+[.J20]*[.K20]+[.L20]*[.M20]+[.R20]*[.S20]+[.T20]*[.U20]+[.V20]*[.W20]+[.X20]*[.Y20]+[.Z20]*[.AA20])/[.E20]" office:value-type="float" office:value="4.89578947368421" calcext:value-type="float">
            <text:p>4.89578947368421</text:p>
          </table:table-cell>
          <table:table-cell table:formula="of:=AVERAGE([.F20];[.H20];[.J20];[.L20];[.R20];[.T20];[.V20];[.X20];[.Z20])" office:value-type="float" office:value="4.905" calcext:value-type="float">
            <text:p>4.905</text:p>
          </table:table-cell>
          <table:table-cell/>
          <table:table-cell table:formula="of:=[.O20]*[.P2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612</text:p>
          </table:table-cell>
          <table:table-cell/>
          <table:table-cell table:formula="of:=[.G21]+[.I21]+[.K21]+[.M21]+[.S21]+[.U21]+[.W21]+[.Y21]+[.AA21]"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  <table:table-cell office:value-type="float" office:value="4.57" calcext:value-type="float">
            <text:p>4.57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  <table:table-cell table:formula="of:=([.F21]*[.G21]+[.H21]*[.I21]+[.J21]*[.K21]+[.L21]*[.M21]+[.R21]*[.S21]+[.T21]*[.U21]+[.V21]*[.W21]+[.X21]*[.Y21]+[.Z21]*[.AA21])/[.E21]" office:value-type="float" office:value="4.38677419354839" calcext:value-type="float">
            <text:p>4.38677419354839</text:p>
          </table:table-cell>
          <table:table-cell table:formula="of:=AVERAGE([.F21];[.H21];[.J21];[.L21];[.R21];[.T21];[.V21];[.X21];[.Z21])" office:value-type="float" office:value="4.3925" calcext:value-type="float">
            <text:p>4.3925</text:p>
          </table:table-cell>
          <table:table-cell/>
          <table:table-cell table:formula="of:=[.O21]*[.P2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615</text:p>
          </table:table-cell>
          <table:table-cell/>
          <table:table-cell table:formula="of:=[.G22]+[.I22]+[.K22]+[.M22]+[.S22]+[.U22]+[.W22]+[.Y22]+[.AA22]" office:value-type="float" office:value="44" calcext:value-type="float">
            <text:p>44</text:p>
          </table:table-cell>
          <table:table-cell office:value-type="float" office:value="4.64" calcext:value-type="float">
            <text:p>4.64</text:p>
          </table:table-cell>
          <table:table-cell office:value-type="float" office:value="11" calcext:value-type="float">
            <text:p>11</text:p>
          </table:table-cell>
          <table:table-cell office:value-type="float" office:value="4.45" calcext:value-type="float">
            <text:p>4.45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float" office:value="4.42" calcext:value-type="float">
            <text:p>4.42</text:p>
          </table:table-cell>
          <table:table-cell office:value-type="float" office:value="12" calcext:value-type="float">
            <text:p>12</text:p>
          </table:table-cell>
          <table:table-cell table:formula="of:=([.F22]*[.G22]+[.H22]*[.I22]+[.J22]*[.K22]+[.L22]*[.M22]+[.R22]*[.S22]+[.T22]*[.U22]+[.V22]*[.W22]+[.X22]*[.Y22]+[.Z22]*[.AA22])/[.E22]" office:value-type="float" office:value="4.54613636363636" calcext:value-type="float">
            <text:p>4.54613636363636</text:p>
          </table:table-cell>
          <table:table-cell table:formula="of:=AVERAGE([.F22];[.H22];[.J22];[.L22];[.R22];[.T22];[.V22];[.X22];[.Z22])" office:value-type="float" office:value="4.5525" calcext:value-type="float">
            <text:p>4.5525</text:p>
          </table:table-cell>
          <table:table-cell/>
          <table:table-cell table:formula="of:=[.O22]*[.P2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620</text:p>
          </table:table-cell>
          <table:table-cell/>
          <table:table-cell table:formula="of:=[.G23]+[.I23]+[.K23]+[.M23]+[.S23]+[.U23]+[.W23]+[.Y23]+[.AA23]" office:value-type="float" office:value="23" calcext:value-type="float">
            <text:p>23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table:formula="of:=([.F23]*[.G23]+[.H23]*[.I23]+[.J23]*[.K23]+[.L23]*[.M23]+[.R23]*[.S23]+[.T23]*[.U23]+[.V23]*[.W23]+[.X23]*[.Y23]+[.Z23]*[.AA23])/[.E23]" office:value-type="float" office:value="4.69826086956522" calcext:value-type="float">
            <text:p>4.69826086956522</text:p>
          </table:table-cell>
          <table:table-cell table:formula="of:=AVERAGE([.F23];[.H23];[.J23];[.L23];[.R23];[.T23];[.V23];[.X23];[.Z23])" office:value-type="float" office:value="4.7025" calcext:value-type="float">
            <text:p>4.7025</text:p>
          </table:table-cell>
          <table:table-cell/>
          <table:table-cell table:formula="of:=[.O23]*[.P23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 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ECON 0100 – 1215</text:p>
          </table:table-cell>
          <table:table-cell/>
          <table:table-cell table:formula="of:=[.G24]+[.I24]+[.K24]+[.M24]+[.S24]+[.U24]+[.W24]+[.Y24]+[.AA24]" office:value-type="float" office:value="36" calcext:value-type="float">
            <text:p>36</text:p>
          </table:table-cell>
          <table:table-cell office:value-type="float" office:value="4.44" calcext:value-type="float">
            <text:p>4.44</text:p>
          </table:table-cell>
          <table:table-cell office:value-type="float" office:value="9" calcext:value-type="float">
            <text:p>9</text:p>
          </table:table-cell>
          <table:table-cell office:value-type="float" office:value="4.56" calcext:value-type="float">
            <text:p>4.56</text:p>
          </table:table-cell>
          <table:table-cell office:value-type="float" office:value="9" calcext:value-type="float">
            <text:p>9</text:p>
          </table:table-cell>
          <table:table-cell office:value-type="float" office:value="4.11" calcext:value-type="float">
            <text:p>4.11</text:p>
          </table:table-cell>
          <table:table-cell office:value-type="float" office:value="9" calcext:value-type="float">
            <text:p>9</text:p>
          </table:table-cell>
          <table:table-cell office:value-type="float" office:value="4.56" calcext:value-type="float">
            <text:p>4.56</text:p>
          </table:table-cell>
          <table:table-cell office:value-type="float" office:value="9" calcext:value-type="float">
            <text:p>9</text:p>
          </table:table-cell>
          <table:table-cell table:formula="of:=([.F24]*[.G24]+[.H24]*[.I24]+[.J24]*[.K24]+[.L24]*[.M24]+[.R24]*[.S24]+[.T24]*[.U24]+[.V24]*[.W24]+[.X24]*[.Y24]+[.Z24]*[.AA24])/[.E24]" office:value-type="float" office:value="4.4175" calcext:value-type="float">
            <text:p>4.4175</text:p>
          </table:table-cell>
          <table:table-cell table:formula="of:=AVERAGE([.F24];[.H24];[.J24];[.L24];[.R24];[.T24];[.V24];[.X24];[.Z24])" office:value-type="float" office:value="4.4175" calcext:value-type="float">
            <text:p>4.4175</text:p>
          </table:table-cell>
          <table:table-cell office:value-type="float" office:value="1" calcext:value-type="float">
            <text:p>1</text:p>
          </table:table-cell>
          <table:table-cell table:formula="of:=[.O24]*[.P24]" office:value-type="float" office:value="4.4175" calcext:value-type="float">
            <text:p>4.41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ECON 0100 – 1260</text:p>
          </table:table-cell>
          <table:table-cell/>
          <table:table-cell table:formula="of:=[.G25]+[.I25]+[.K25]+[.M25]+[.S25]+[.U25]+[.W25]+[.Y25]+[.AA25]"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4.25" calcext:value-type="float">
            <text:p>4.25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table:formula="of:=([.F25]*[.G25]+[.H25]*[.I25]+[.J25]*[.K25]+[.L25]*[.M25]+[.R25]*[.S25]+[.T25]*[.U25]+[.V25]*[.W25]+[.X25]*[.Y25]+[.Z25]*[.AA25])/[.E25]" office:value-type="float" office:value="4.42105263157895" calcext:value-type="float">
            <text:p>4.42105263157895</text:p>
          </table:table-cell>
          <table:table-cell table:formula="of:=AVERAGE([.F25];[.H25];[.J25];[.L25];[.R25];[.T25];[.V25];[.X25];[.Z25])" office:value-type="float" office:value="4.4125" calcext:value-type="float">
            <text:p>4.4125</text:p>
          </table:table-cell>
          <table:table-cell office:value-type="float" office:value="1" calcext:value-type="float">
            <text:p>1</text:p>
          </table:table-cell>
          <table:table-cell table:formula="of:=[.O25]*[.P25]" office:value-type="float" office:value="4.4125" calcext:value-type="float">
            <text:p>4.412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ECON 0100 – 1340</text:p>
          </table:table-cell>
          <table:table-cell/>
          <table:table-cell table:formula="of:=[.G26]+[.I26]+[.K26]+[.M26]+[.S26]+[.U26]+[.W26]+[.Y26]+[.AA26]" office:value-type="float" office:value="25" calcext:value-type="float">
            <text:p>25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4.67" calcext:value-type="float">
            <text:p>4.67</text:p>
          </table:table-cell>
          <table:table-cell office:value-type="float" office:value="6" calcext:value-type="float">
            <text:p>6</text:p>
          </table:table-cell>
          <table:table-cell office:value-type="float" office:value="4.43" calcext:value-type="float">
            <text:p>4.43</text:p>
          </table:table-cell>
          <table:table-cell office:value-type="float" office:value="7" calcext:value-type="float">
            <text:p>7</text:p>
          </table:table-cell>
          <table:table-cell table:formula="of:=([.F26]*[.G26]+[.H26]*[.I26]+[.J26]*[.K26]+[.L26]*[.M26]+[.R26]*[.S26]+[.T26]*[.U26]+[.V26]*[.W26]+[.X26]*[.Y26]+[.Z26]*[.AA26])/[.E26]" office:value-type="float" office:value="4.6028" calcext:value-type="float">
            <text:p>4.6028</text:p>
          </table:table-cell>
          <table:table-cell table:formula="of:=AVERAGE([.F26];[.H26];[.J26];[.L26];[.R26];[.T26];[.V26];[.X26];[.Z26])" office:value-type="float" office:value="4.61" calcext:value-type="float">
            <text:p>4.61</text:p>
          </table:table-cell>
          <table:table-cell office:value-type="float" office:value="1" calcext:value-type="float">
            <text:p>1</text:p>
          </table:table-cell>
          <table:table-cell table:formula="of:=[.O26]*[.P26]" office:value-type="float" office:value="4.61" calcext:value-type="float">
            <text:p>4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 2020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ECON 0100</text:p>
          </table:table-cell>
          <table:table-cell/>
          <table:table-cell table:formula="of:=[.G27]+[.I27]+[.K27]+[.M27]+[.S27]+[.U27]+[.W27]+[.Y27]+[.AA27]" office:value-type="float" office:value="178" calcext:value-type="float">
            <text:p>178</text:p>
          </table:table-cell>
          <table:table-cell office:value-type="float" office:value="4.25" calcext:value-type="float">
            <text:p>4.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.74" calcext:value-type="float">
            <text:p>4.74</text:p>
          </table:table-cell>
          <table:table-cell office:value-type="float" office:value="19" calcext:value-type="float">
            <text:p>19</text:p>
          </table:table-cell>
          <table:table-cell office:value-type="float" office:value="4.95" calcext:value-type="float">
            <text:p>4.95</text:p>
          </table:table-cell>
          <table:table-cell office:value-type="float" office:value="20" calcext:value-type="float">
            <text:p>20</text:p>
          </table:table-cell>
          <table:table-cell table:formula="of:=([.F27]*[.G27]+[.H27]*[.I27]+[.J27]*[.K27]+[.L27]*[.M27]+[.R27]*[.S27]+[.T27]*[.U27]+[.V27]*[.W27]+[.X27]*[.Y27]+[.Z27]*[.AA27])/[.E27]" office:value-type="float" office:value="4.55089887640449" calcext:value-type="float">
            <text:p>4.55089887640449</text:p>
          </table:table-cell>
          <table:table-cell table:formula="of:=AVERAGE([.F27];[.H27];[.J27];[.L27];[.R27];[.T27];[.V27];[.X27];[.Z27])" office:value-type="float" office:value="4.54888888888889" calcext:value-type="float">
            <text:p>4.54888888888889</text:p>
          </table:table-cell>
          <table:table-cell/>
          <table:table-cell table:formula="of:=[.O27]*[.P27]"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office:value-type="float" office:value="20" calcext:value-type="float">
            <text:p>20</text:p>
          </table:table-cell>
          <table:table-cell office:value-type="float" office:value="4.3" calcext:value-type="float">
            <text:p>4.3</text:p>
          </table:table-cell>
          <table:table-cell office:value-type="float" office:value="20" calcext:value-type="float">
            <text:p>20</text:p>
          </table:table-cell>
          <table:table-cell office:value-type="float" office:value="4.85" calcext:value-type="float">
            <text:p>4.85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all 2020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ECON 0100 – 1501</text:p>
          </table:table-cell>
          <table:table-cell/>
          <table:table-cell table:formula="of:=[.G28]+[.I28]+[.K28]+[.M28]+[.S28]+[.U28]+[.W28]+[.Y28]+[.AA28]" office:value-type="float" office:value="23" calcext:value-type="float">
            <text:p>23</text:p>
          </table:table-cell>
          <table:table-cell office:value-type="float" office:value="4.33" calcext:value-type="float">
            <text:p>4.33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4.17" calcext:value-type="float">
            <text:p>4.17</text:p>
          </table:table-cell>
          <table:table-cell office:value-type="float" office:value="6" calcext:value-type="float">
            <text:p>6</text:p>
          </table:table-cell>
          <table:table-cell office:value-type="float" office:value="3.83" calcext:value-type="float">
            <text:p>3.83</text:p>
          </table:table-cell>
          <table:table-cell office:value-type="float" office:value="6" calcext:value-type="float">
            <text:p>6</text:p>
          </table:table-cell>
          <table:table-cell table:formula="of:=([.F28]*[.G28]+[.H28]*[.I28]+[.J28]*[.K28]+[.L28]*[.M28]+[.R28]*[.S28]+[.T28]*[.U28]+[.V28]*[.W28]+[.X28]*[.Y28]+[.Z28]*[.AA28])/[.E28]" office:value-type="float" office:value="4.1295652173913" calcext:value-type="float">
            <text:p>4.1295652173913</text:p>
          </table:table-cell>
          <table:table-cell table:formula="of:=AVERAGE([.F28];[.H28];[.J28];[.L28];[.R28];[.T28];[.V28];[.X28];[.Z28])" office:value-type="float" office:value="4.1325" calcext:value-type="float">
            <text:p>4.1325</text:p>
          </table:table-cell>
          <table:table-cell/>
          <table:table-cell table:formula="of:=[.O28]*[.P2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ECON 0100 – 1770</text:p>
          </table:table-cell>
          <table:table-cell/>
          <table:table-cell table:formula="of:=[.G29]+[.I29]+[.K29]+[.M29]+[.S29]+[.U29]+[.W29]+[.Y29]+[.AA29]" office:value-type="float" office:value="30" calcext:value-type="float">
            <text:p>30</text:p>
          </table:table-cell>
          <table:table-cell office:value-type="float" office:value="4.14" calcext:value-type="float">
            <text:p>4.14</text:p>
          </table:table-cell>
          <table:table-cell office:value-type="float" office:value="7" calcext:value-type="float">
            <text:p>7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.25</text:p>
          </table:table-cell>
          <table:table-cell office:value-type="float" office:value="8" calcext:value-type="float">
            <text:p>8</text:p>
          </table:table-cell>
          <table:table-cell table:formula="of:=([.F29]*[.G29]+[.H29]*[.I29]+[.J29]*[.K29]+[.L29]*[.M29]+[.R29]*[.S29]+[.T29]*[.U29]+[.V29]*[.W29]+[.X29]*[.Y29]+[.Z29]*[.AA29])/[.E29]" office:value-type="float" office:value="4.13333333333333" calcext:value-type="float">
            <text:p>4.13333333333333</text:p>
          </table:table-cell>
          <table:table-cell table:formula="of:=AVERAGE([.F29];[.H29];[.J29];[.L29];[.R29];[.T29];[.V29];[.X29];[.Z29])" office:value-type="float" office:value="4.125" calcext:value-type="float">
            <text:p>4.125</text:p>
          </table:table-cell>
          <table:table-cell/>
          <table:table-cell table:formula="of:=[.O29]*[.P2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ECON 0100 – 1790</text:p>
          </table:table-cell>
          <table:table-cell/>
          <table:table-cell table:formula="of:=[.G30]+[.I30]+[.K30]+[.M30]+[.S30]+[.U30]+[.W30]+[.Y30]+[.AA30]" office:value-type="float" office:value="20" calcext:value-type="float">
            <text:p>20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table:formula="of:=([.F30]*[.G30]+[.H30]*[.I30]+[.J30]*[.K30]+[.L30]*[.M30]+[.R30]*[.S30]+[.T30]*[.U30]+[.V30]*[.W30]+[.X30]*[.Y30]+[.Z30]*[.AA30])/[.E30]" office:value-type="float" office:value="4.1" calcext:value-type="float">
            <text:p>4.1</text:p>
          </table:table-cell>
          <table:table-cell table:formula="of:=AVERAGE([.F30];[.H30];[.J30];[.L30];[.R30];[.T30];[.V30];[.X30];[.Z30])" office:value-type="float" office:value="4.1" calcext:value-type="float">
            <text:p>4.1</text:p>
          </table:table-cell>
          <table:table-cell/>
          <table:table-cell table:formula="of:=[.O30]*[.P30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ECON 0100 – 1795</text:p>
          </table:table-cell>
          <table:table-cell/>
          <table:table-cell table:formula="of:=[.G31]+[.I31]+[.K31]+[.M31]+[.S31]+[.U31]+[.W31]+[.Y31]+[.AA31]" office:value-type="float" office:value="44" calcext:value-type="float">
            <text:p>44</text:p>
          </table:table-cell>
          <table:table-cell office:value-type="float" office:value="4.82" calcext:value-type="float">
            <text:p>4.82</text:p>
          </table:table-cell>
          <table:table-cell office:value-type="float" office:value="11" calcext:value-type="float">
            <text:p>11</text:p>
          </table:table-cell>
          <table:table-cell office:value-type="float" office:value="4.67" calcext:value-type="float">
            <text:p>4.67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4.25" calcext:value-type="float">
            <text:p>4.25</text:p>
          </table:table-cell>
          <table:table-cell office:value-type="float" office:value="12" calcext:value-type="float">
            <text:p>12</text:p>
          </table:table-cell>
          <table:table-cell table:formula="of:=([.F31]*[.G31]+[.H31]*[.I31]+[.J31]*[.K31]+[.L31]*[.M31]+[.R31]*[.S31]+[.T31]*[.U31]+[.V31]*[.W31]+[.X31]*[.Y31]+[.Z31]*[.AA31])/[.E31]" office:value-type="float" office:value="4.54659090909091" calcext:value-type="float">
            <text:p>4.54659090909091</text:p>
          </table:table-cell>
          <table:table-cell table:formula="of:=AVERAGE([.F31];[.H31];[.J31];[.L31];[.R31];[.T31];[.V31];[.X31];[.Z31])" office:value-type="float" office:value="4.56" calcext:value-type="float">
            <text:p>4.56</text:p>
          </table:table-cell>
          <table:table-cell/>
          <table:table-cell table:formula="of:=[.O31]*[.P3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ring 2021</text:p>
          </table:table-cell>
          <table:table-cell office:value-type="string" calcext:value-type="string">
            <text:p>Carey</text:p>
          </table:table-cell>
          <table:table-cell office:value-type="string" calcext:value-type="string">
            <text:p>ECON 0100 – 1040</text:p>
          </table:table-cell>
          <table:table-cell/>
          <table:table-cell table:formula="of:=[.G32]+[.I32]+[.K32]+[.M32]+[.S32]+[.U32]+[.W32]+[.Y32]+[.AA32]" office:value-type="float" office:value="30" calcext:value-type="float">
            <text:p>30</text:p>
          </table:table-cell>
          <table:table-cell office:value-type="float" office:value="4.14" calcext:value-type="float">
            <text:p>4.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office:value-type="float" office:value="8" calcext:value-type="float">
            <text:p>8</text:p>
          </table:table-cell>
          <table:table-cell table:formula="of:=([.F32]*[.G32]+[.H32]*[.I32]+[.J32]*[.K32]+[.L32]*[.M32]+[.R32]*[.S32]+[.T32]*[.U32]+[.V32]*[.W32]+[.X32]*[.Y32]+[.Z32]*[.AA32])/[.E32]" office:value-type="float" office:value="3.8" calcext:value-type="float">
            <text:p>3.8</text:p>
          </table:table-cell>
          <table:table-cell table:formula="of:=AVERAGE([.F32];[.H32];[.J32];[.L32];[.R32];[.T32];[.V32];[.X32];[.Z32])" office:value-type="float" office:value="3.8125" calcext:value-type="float">
            <text:p>3.8125</text:p>
          </table:table-cell>
          <table:table-cell/>
          <table:table-cell table:formula="of:=[.O32]*[.P32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046</text:p>
          </table:table-cell>
          <table:table-cell/>
          <table:table-cell table:formula="of:=[.G33]+[.I33]+[.K33]+[.M33]+[.S33]+[.U33]+[.W33]+[.Y33]+[.AA33]" office:value-type="float" office:value="20" calcext:value-type="float">
            <text:p>20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5" calcext:value-type="float">
            <text:p>5</text:p>
          </table:table-cell>
          <table:table-cell table:formula="of:=([.F33]*[.G33]+[.H33]*[.I33]+[.J33]*[.K33]+[.L33]*[.M33]+[.R33]*[.S33]+[.T33]*[.U33]+[.V33]*[.W33]+[.X33]*[.Y33]+[.Z33]*[.AA33])/[.E33]" office:value-type="float" office:value="4.7" calcext:value-type="float">
            <text:p>4.7</text:p>
          </table:table-cell>
          <table:table-cell table:formula="of:=AVERAGE([.F33];[.H33];[.J33];[.L33];[.R33];[.T33];[.V33];[.X33];[.Z33])"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O33]*[.P33]" office:value-type="float" office:value="4.7" calcext:value-type="float">
            <text:p>4.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ey</text:p>
          </table:table-cell>
          <table:table-cell office:value-type="string" calcext:value-type="string">
            <text:p>ECON 0100 – 1214</text:p>
          </table:table-cell>
          <table:table-cell/>
          <table:table-cell table:formula="of:=[.G34]+[.I34]+[.K34]+[.M34]+[.S34]+[.U34]+[.W34]+[.Y34]+[.AA34]" office:value-type="float" office:value="20" calcext:value-type="float">
            <text:p>20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F34]*[.G34]+[.H34]*[.I34]+[.J34]*[.K34]+[.L34]*[.M34]+[.R34]*[.S34]+[.T34]*[.U34]+[.V34]*[.W34]+[.X34]*[.Y34]+[.Z34]*[.AA34])/[.E34]" office:value-type="float" office:value="4.25" calcext:value-type="float">
            <text:p>4.25</text:p>
          </table:table-cell>
          <table:table-cell table:formula="of:=AVERAGE([.F34];[.H34];[.J34];[.L34];[.R34];[.T34];[.V34];[.X34];[.Z34])" office:value-type="float" office:value="4.25" calcext:value-type="float">
            <text:p>4.25</text:p>
          </table:table-cell>
          <table:table-cell/>
          <table:table-cell table:formula="of:=[.O34]*[.P3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eal</text:p>
          </table:table-cell>
          <table:table-cell office:value-type="string" calcext:value-type="string">
            <text:p>ECON 0100 – 1215</text:p>
          </table:table-cell>
          <table:table-cell/>
          <table:table-cell table:formula="of:=[.G35]+[.I35]+[.K35]+[.M35]+[.S35]+[.U35]+[.W35]+[.Y35]+[.AA35]" office:value-type="float" office:value="44" calcext:value-type="float">
            <text:p>44</text:p>
          </table:table-cell>
          <table:table-cell office:value-type="float" office:value="4.91" calcext:value-type="float">
            <text:p>4.91</text:p>
          </table:table-cell>
          <table:table-cell office:value-type="float" office:value="11" calcext:value-type="float">
            <text:p>11</text:p>
          </table:table-cell>
          <table:table-cell office:value-type="float" office:value="4.55" calcext:value-type="float">
            <text:p>4.55</text:p>
          </table:table-cell>
          <table:table-cell office:value-type="float" office:value="11" calcext:value-type="float">
            <text:p>11</text:p>
          </table:table-cell>
          <table:table-cell office:value-type="float" office:value="4.55" calcext:value-type="float">
            <text:p>4.55</text:p>
          </table:table-cell>
          <table:table-cell office:value-type="float" office:value="11" calcext:value-type="float">
            <text:p>11</text:p>
          </table:table-cell>
          <table:table-cell office:value-type="float" office:value="4.27" calcext:value-type="float">
            <text:p>4.27</text:p>
          </table:table-cell>
          <table:table-cell office:value-type="float" office:value="11" calcext:value-type="float">
            <text:p>11</text:p>
          </table:table-cell>
          <table:table-cell table:formula="of:=([.F35]*[.G35]+[.H35]*[.I35]+[.J35]*[.K35]+[.L35]*[.M35]+[.R35]*[.S35]+[.T35]*[.U35]+[.V35]*[.W35]+[.X35]*[.Y35]+[.Z35]*[.AA35])/[.E35]" office:value-type="float" office:value="4.57" calcext:value-type="float">
            <text:p>4.57</text:p>
          </table:table-cell>
          <table:table-cell table:formula="of:=AVERAGE([.F35];[.H35];[.J35];[.L35];[.R35];[.T35];[.V35];[.X35];[.Z35])" office:value-type="float" office:value="4.57" calcext:value-type="float">
            <text:p>4.57</text:p>
          </table:table-cell>
          <table:table-cell office:value-type="float" office:value="1" calcext:value-type="float">
            <text:p>1</text:p>
          </table:table-cell>
          <table:table-cell table:formula="of:=[.O35]*[.P35]" office:value-type="float" office:value="4.57" calcext:value-type="float">
            <text:p>4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mmer 2021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ECON 1100</text:p>
          </table:table-cell>
          <table:table-cell/>
          <table:table-cell table:formula="of:=[.G36]+[.I36]+[.K36]+[.M36]+[.S36]+[.U36]+[.W36]+[.Y36]+[.AA36]" office:value-type="float" office:value="112" calcext:value-type="float">
            <text:p>112</text:p>
          </table:table-cell>
          <table:table-cell office:value-type="float" office:value="4.25" calcext:value-type="float">
            <text:p>4.25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16" calcext:value-type="float">
            <text:p>16</text:p>
          </table:table-cell>
          <table:table-cell office:value-type="float" office:value="4.88" calcext:value-type="float">
            <text:p>4.88</text:p>
          </table:table-cell>
          <table:table-cell office:value-type="float" office:value="16" calcext:value-type="float">
            <text:p>16</text:p>
          </table:table-cell>
          <table:table-cell office:value-type="float" office:value="4.69" calcext:value-type="float">
            <text:p>4.69</text:p>
          </table:table-cell>
          <table:table-cell office:value-type="float" office:value="16" calcext:value-type="float">
            <text:p>16</text:p>
          </table:table-cell>
          <table:table-cell table:formula="of:=([.F36]*[.G36]+[.H36]*[.I36]+[.J36]*[.K36]+[.L36]*[.M36]+[.R36]*[.S36]+[.T36]*[.U36]+[.V36]*[.W36]+[.X36]*[.Y36]+[.Z36]*[.AA36])/[.E36]" office:value-type="float" office:value="4.52" calcext:value-type="float">
            <text:p>4.52</text:p>
          </table:table-cell>
          <table:table-cell table:formula="of:=AVERAGE([.F36];[.H36];[.J36];[.L36];[.R36];[.T36];[.V36];[.X36];[.Z36])" office:value-type="float" office:value="4.52" calcext:value-type="float">
            <text:p>4.52</text:p>
          </table:table-cell>
          <table:table-cell/>
          <table:table-cell table:formula="of:=[.O36]*[.P36]"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float" office:value="4.38" calcext:value-type="float">
            <text:p>4.3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 2021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ECON 0100 – 1835</text:p>
          </table:table-cell>
          <table:table-cell/>
          <table:table-cell table:formula="of:=[.G37]+[.I37]+[.K37]+[.M37]+[.S37]+[.U37]+[.W37]+[.Y37]+[.AA37]" office:value-type="float" office:value="252" calcext:value-type="float">
            <text:p>252</text:p>
          </table:table-cell>
          <table:table-cell office:value-type="float" office:value="4.24" calcext:value-type="float">
            <text:p>4.24</text:p>
          </table:table-cell>
          <table:table-cell office:value-type="float" office:value="37" calcext:value-type="float">
            <text:p>37</text:p>
          </table:table-cell>
          <table:table-cell office:value-type="float" office:value="4.56" calcext:value-type="float">
            <text:p>4.56</text:p>
          </table:table-cell>
          <table:table-cell office:value-type="float" office:value="36" calcext:value-type="float">
            <text:p>36</text:p>
          </table:table-cell>
          <table:table-cell office:value-type="float" office:value="4.89" calcext:value-type="float">
            <text:p>4.89</text:p>
          </table:table-cell>
          <table:table-cell office:value-type="float" office:value="35" calcext:value-type="float">
            <text:p>35</text:p>
          </table:table-cell>
          <table:table-cell office:value-type="float" office:value="4.67" calcext:value-type="float">
            <text:p>4.67</text:p>
          </table:table-cell>
          <table:table-cell office:value-type="float" office:value="36" calcext:value-type="float">
            <text:p>36</text:p>
          </table:table-cell>
          <table:table-cell table:formula="of:=([.F37]*[.G37]+[.H37]*[.I37]+[.J37]*[.K37]+[.L37]*[.M37]+[.R37]*[.S37]+[.T37]*[.U37]+[.V37]*[.W37]+[.X37]*[.Y37]+[.Z37]*[.AA37])/[.E37]" office:value-type="float" office:value="4.55742063492063" calcext:value-type="float">
            <text:p>4.55742063492063</text:p>
          </table:table-cell>
          <table:table-cell table:formula="of:=AVERAGE([.F37];[.H37];[.J37];[.L37];[.R37];[.T37];[.V37];[.X37];[.Z37])" office:value-type="float" office:value="4.56" calcext:value-type="float">
            <text:p>4.56</text:p>
          </table:table-cell>
          <table:table-cell/>
          <table:table-cell table:formula="of:=[.O37]*[.P37]" office:value-type="float" office:value="0" calcext:value-type="float">
            <text:p>0</text:p>
          </table:table-cell>
          <table:table-cell office:value-type="float" office:value="4.72" calcext:value-type="float">
            <text:p>4.72</text:p>
          </table:table-cell>
          <table:table-cell office:value-type="float" office:value="36" calcext:value-type="float">
            <text:p>36</text:p>
          </table:table-cell>
          <table:table-cell office:value-type="float" office:value="4.56" calcext:value-type="float">
            <text:p>4.56</text:p>
          </table:table-cell>
          <table:table-cell office:value-type="float" office:value="36" calcext:value-type="float">
            <text:p>36</text:p>
          </table:table-cell>
          <table:table-cell office:value-type="float" office:value="4.28" calcext:value-type="float">
            <text:p>4.28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13"/>
          <table:table-cell office:value-type="string" calcext:value-type="string">
            <text:p>Rita Average</text:p>
          </table:table-cell>
          <table:table-cell table:number-columns-repeated="2"/>
          <table:table-cell table:formula="of:=AVERAGEIF([.Q2:.Q37];&quot;&gt;0&quot;)" office:value-type="float" office:value="4.542" calcext:value-type="float">
            <text:p>4.542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G37]+[.I37]+[.K37]+[.M37]+[.S37]+[.U37]+[.W37]" office:value-type="float" office:value="252" calcext:value-type="float">
            <text:p>25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Carey Average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Neal Average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Kevin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19:09:33.584427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8:20:39.056819046</meta:creation-date>
    <dc:date>2022-03-11T20:06:09.692971760</dc:date>
    <meta:editing-duration>PT19M17S</meta:editing-duration>
    <meta:editing-cycles>6</meta:editing-cycles>
    <meta:generator>LibreOffice/7.3.1.3$Linux_X86_64 LibreOffice_project/eead5aec017556e2cdbf9dfff06537ec58969b73</meta:generator>
    <meta:document-statistic meta:table-count="1" meta:cell-count="597" meta:object-count="0"/>
  </office:meta>
</office:document-meta>
</file>